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1ebbbe" style:font-weight-asian="bold" style:font-weight-complex="bold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391b51" style:font-weight-asian="bold" style:font-weight-complex="bold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officeooo:paragraph-rsid="00391b51" style:font-weight-asian="bold" style:font-weight-complex="bold"/>
    </style:style>
    <style:style style:name="P5" style:family="paragraph" style:parent-style-name="Preformatted_20_Text">
      <style:paragraph-properties fo:orphans="2" fo:widows="2"/>
      <style:text-properties fo:font-weight="bold" style:font-weight-asian="bold" style:font-weight-complex="bold"/>
    </style:style>
    <style:style style:name="P6" style:family="paragraph" style:parent-style-name="Preformatted_20_Text">
      <style:paragraph-properties fo:orphans="2" fo:widows="2"/>
      <style:text-properties fo:font-weight="bold" officeooo:paragraph-rsid="002da1ce" style:font-weight-asian="bold" style:font-weight-complex="bold"/>
    </style:style>
    <style:style style:name="P7" style:family="paragraph" style:parent-style-name="Preformatted_20_Text">
      <style:paragraph-properties fo:orphans="2" fo:widows="2"/>
      <style:text-properties fo:font-weight="bold" officeooo:paragraph-rsid="00362ed3" style:font-weight-asian="bold" style:font-weight-complex="bold"/>
    </style:style>
    <style:style style:name="P8" style:family="paragraph" style:parent-style-name="Preformatted_20_Text">
      <style:paragraph-properties fo:orphans="2" fo:widows="2"/>
      <style:text-properties fo:font-weight="bold" officeooo:paragraph-rsid="00391b51" style:font-weight-asian="bold" style:font-weight-complex="bold"/>
    </style:style>
    <style:style style:name="P9" style:family="paragraph" style:parent-style-name="Preformatted_20_Text">
      <style:paragraph-properties fo:orphans="2" fo:widows="2"/>
      <style:text-properties fo:font-weight="bold" officeooo:rsid="0035bef7" officeooo:paragraph-rsid="00362ed3" style:font-weight-asian="bold" style:font-weight-complex="bold"/>
    </style:style>
    <style:style style:name="P10" style:family="paragraph" style:parent-style-name="Preformatted_20_Text">
      <style:paragraph-properties fo:orphans="2" fo:widows="2"/>
      <style:text-properties fo:font-weight="bold" officeooo:rsid="0035bef7" officeooo:paragraph-rsid="00391b51" style:font-weight-asian="bold" style:font-weight-complex="bold"/>
    </style:style>
    <style:style style:name="P11" style:family="paragraph" style:parent-style-name="Preformatted_20_Text">
      <style:paragraph-properties fo:orphans="2" fo:widows="2"/>
      <style:text-properties fo:font-weight="bold" officeooo:paragraph-rsid="00362ed3" style:font-weight-asian="bold" style:font-weight-complex="bold"/>
    </style:style>
    <style:style style:name="P12" style:family="paragraph" style:parent-style-name="Preformatted_20_Text">
      <style:paragraph-properties fo:orphans="2" fo:widows="2"/>
      <style:text-properties fo:font-weight="bold" officeooo:paragraph-rsid="003cbfbf" style:font-weight-asian="bold" style:font-weight-complex="bold"/>
    </style:style>
    <style:style style:name="P13" style:family="paragraph" style:parent-style-name="Preformatted_20_Text">
      <style:paragraph-properties fo:orphans="2" fo:widows="2"/>
      <style:text-properties fo:font-weight="bold" officeooo:rsid="0035bef7" officeooo:paragraph-rsid="003cbfbf" style:font-weight-asian="bold" style:font-weight-complex="bold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3cbfbf" style:font-weight-asian="bold" style:font-weight-complex="bold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officeooo:paragraph-rsid="003cbfbf" style:font-weight-asian="bold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officeooo:rsid="001e51de"/>
    </style:style>
    <style:style style:name="T3" style:family="text">
      <style:text-properties officeooo:rsid="00212e86"/>
    </style:style>
    <style:style style:name="T4" style:family="text">
      <style:text-properties officeooo:rsid="002303a9"/>
    </style:style>
    <style:style style:name="T5" style:family="text">
      <style:text-properties officeooo:rsid="002da1ce"/>
    </style:style>
    <style:style style:name="T6" style:family="text">
      <style:text-properties officeooo:rsid="0035bef7"/>
    </style:style>
    <style:style style:name="T7" style:family="text">
      <style:text-properties officeooo:rsid="00362e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3">2 - a <text:s text:c="5"/>22 - b <text:s text:c="4"/>222 – c <text:s text:c="3"/>3 - d <text:s text:c="5"/>33 - e <text:s text:c="4"/>333 - f</text:p>
      <text:p text:style-name="P3">4 - g <text:s text:c="5"/>44 - h <text:s text:c="4"/>444 – I <text:s text:c="3"/>5 - j <text:s text:c="5"/>55 - k <text:s text:c="4"/>555 - l</text:p>
      <text:p text:style-name="P3">6 - m <text:s text:c="5"/>66 - n <text:s text:c="4"/>666 – o <text:s text:c="3"/>7 - p <text:s text:c="5"/>77 - q <text:s text:c="4"/>777 - r <text:s text:c="3"/>7777 - s</text:p>
      <text:p text:style-name="P3">8 - t <text:s text:c="5"/>88 - u <text:s text:c="4"/>888 – v <text:s text:c="3"/>9 - w <text:s text:c="5"/>99 - x <text:s text:c="4"/>999 - y <text:s text:c="3"/>9999 – z</text:p>
      <text:p text:style-name="P5"/>
      <text:p text:style-name="P7"><text:span text:style-name="T5">(.2 enc_key acc_search)<text:tab/>(</text:span>.<text:span text:style-name="T3">a shortcut enc_key txt_search) (.w query) (.f status_msg)</text:span></text:p>
      <text:p text:style-name="P6"><text:span text:style-name="T4">(</text:span>.<text:span text:style-name="T3">il acc_name skip# count#)<text:tab/>(.ir acc_name read#)<text:tab/>(</text:span>.<text:span text:style-name="T6">m </text:span><text:a xlink:type="simple" xlink:href="mailto:addr@dom.tld" text:style-name="Internet_20_link" text:visited-style-name="Visited_20_Internet_20_Link"><text:span text:style-name="T6">addr@dom.tld</text:span></text:a><text:span text:style-name="T6"> “subj” body)</text:span></text:p>
      <text:p text:style-name="P7"><text:span text:style-name="T4">(</text:span>.<text:span text:style-name="T3">p c | t +#num msg)<text:tab/>(.s shell_cmd)<text:tab/>(</text:span>.<text:span text:style-name="T3">tg skip# count#) (</text:span>.<text:span text:style-name="T3">tp msg) </text:span></text:p>
      <text:p text:style-name="P9">(.b <text:span text:style-name="T7">f/b | p/n/nn/0 | r/k | g/i | ptr | val | e/enter/backsp)</text:span></text:p>
      <text:p text:style-name="P7"><text:span text:style-name="T7">(.plt pos len timeout command) (</text:span>.<text:span text:style-name="T3">e elock/stop/kill | log | warn | runtime | stack | tune)</text:span></text:p>
      <text:p text:style-name="P7"/>
      <text:p text:style-name="P7"/>
      <text:p text:style-name="P7"/>
      <text:p text:style-name="P14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4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5">2 - a <text:s text:c="5"/>22 - b <text:s text:c="4"/>222 – c <text:s text:c="3"/>3 - d <text:s text:c="5"/>33 - e <text:s text:c="4"/>333 - f</text:p>
      <text:p text:style-name="P15">4 - g <text:s text:c="5"/>44 - h <text:s text:c="4"/>444 – I <text:s text:c="3"/>5 - j <text:s text:c="5"/>55 - k <text:s text:c="4"/>555 - l</text:p>
      <text:p text:style-name="P15">6 - m <text:s text:c="5"/>66 - n <text:s text:c="4"/>666 – o <text:s text:c="3"/>7 - p <text:s text:c="5"/>77 - q <text:s text:c="4"/>777 - r <text:s text:c="3"/>7777 - s</text:p>
      <text:p text:style-name="P15">8 - t <text:s text:c="5"/>88 - u <text:s text:c="4"/>888 – v <text:s text:c="3"/>9 - w <text:s text:c="5"/>99 - x <text:s text:c="4"/>999 - y <text:s text:c="3"/>9999 – z</text:p>
      <text:p text:style-name="P12"/>
      <text:p text:style-name="P12"><text:span text:style-name="T5">(.2 enc_key acc_search)<text:tab/>(</text:span>.<text:span text:style-name="T3">a shortcut enc_key txt_search) (.w query) (.f status_msg)</text:span></text:p>
      <text:p text:style-name="P12"><text:span text:style-name="T4">(</text:span>.<text:span text:style-name="T3">il acc_name skip# count#)<text:tab/>(.ir acc_name read#)<text:tab/>(</text:span>.<text:span text:style-name="T6">m </text:span><text:a xlink:type="simple" xlink:href="mailto:addr@dom.tld" text:style-name="Internet_20_link" text:visited-style-name="Visited_20_Internet_20_Link"><text:span text:style-name="T6">addr@dom.tld</text:span></text:a><text:span text:style-name="T6"> “subj” body)</text:span></text:p>
      <text:p text:style-name="P12"><text:span text:style-name="T4">(</text:span>.<text:span text:style-name="T3">p c | t +#num msg)<text:tab/>(.s shell_cmd)<text:tab/>(</text:span>.<text:span text:style-name="T3">tg skip# count#) (</text:span>.<text:span text:style-name="T3">tp msg) </text:span></text:p>
      <text:p text:style-name="P13">(.b <text:span text:style-name="T7">f/b | p/n/nn/0 | r/k | g/i | ptr | val | e/enter/backsp)</text:span></text:p>
      <text:p text:style-name="P12"><text:span text:style-name="T7">(.plt pos len timeout command) (</text:span>.<text:span text:style-name="T3">e elock/stop/kill | log | warn | runtime | stack | tune)</text:span></text:p>
      <text:p text:style-name="P12"/>
      <text:p text:style-name="P12"/>
      <text:p text:style-name="P12"/>
      <text:p text:style-name="P14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4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5">2 - a <text:s text:c="5"/>22 - b <text:s text:c="4"/>222 – c <text:s text:c="3"/>3 - d <text:s text:c="5"/>33 - e <text:s text:c="4"/>333 - f</text:p>
      <text:p text:style-name="P15">4 - g <text:s text:c="5"/>44 - h <text:s text:c="4"/>444 – I <text:s text:c="3"/>5 - j <text:s text:c="5"/>55 - k <text:s text:c="4"/>555 - l</text:p>
      <text:p text:style-name="P15">6 - m <text:s text:c="5"/>66 - n <text:s text:c="4"/>666 – o <text:s text:c="3"/>7 - p <text:s text:c="5"/>77 - q <text:s text:c="4"/>777 - r <text:s text:c="3"/>7777 - s</text:p>
      <text:p text:style-name="P15">8 - t <text:s text:c="5"/>88 - u <text:s text:c="4"/>888 – v <text:s text:c="3"/>9 - w <text:s text:c="5"/>99 - x <text:s text:c="4"/>999 - y <text:s text:c="3"/>9999 – z</text:p>
      <text:p text:style-name="P12"/>
      <text:p text:style-name="P12"><text:span text:style-name="T5">(.2 enc_key acc_search)<text:tab/>(</text:span>.<text:span text:style-name="T3">a shortcut enc_key txt_search) (.w query) (.f status_msg)</text:span></text:p>
      <text:p text:style-name="P12"><text:span text:style-name="T4">(</text:span>.<text:span text:style-name="T3">il acc_name skip# count#)<text:tab/>(.ir acc_name read#)<text:tab/>(</text:span>.<text:span text:style-name="T6">m </text:span><text:a xlink:type="simple" xlink:href="mailto:addr@dom.tld" text:style-name="Internet_20_link" text:visited-style-name="Visited_20_Internet_20_Link"><text:span text:style-name="T6">addr@dom.tld</text:span></text:a><text:span text:style-name="T6"> “subj” body)</text:span></text:p>
      <text:p text:style-name="P12"><text:span text:style-name="T4">(</text:span>.<text:span text:style-name="T3">p c | t +#num msg)<text:tab/>(.s shell_cmd)<text:tab/>(</text:span>.<text:span text:style-name="T3">tg skip# count#) (</text:span>.<text:span text:style-name="T3">tp msg) </text:span></text:p>
      <text:p text:style-name="P13">(.b <text:span text:style-name="T7">f/b | p/n/nn/0 | r/k | g/i | ptr | val | e/enter/backsp)</text:span></text:p>
      <text:p text:style-name="P12"><text:span text:style-name="T7">(.plt pos len timeout command) (</text:span>.<text:span text:style-name="T3">e elock/stop/kill | log | warn | runtime | stack | tune)</text:span></text:p>
      <text:p text:style-name="P12"/>
      <text:p text:style-name="P12"/>
      <text:p text:style-name="P12"/>
      <text:p text:style-name="P14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4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5">2 - a <text:s text:c="5"/>22 - b <text:s text:c="4"/>222 – c <text:s text:c="3"/>3 - d <text:s text:c="5"/>33 - e <text:s text:c="4"/>333 - f</text:p>
      <text:p text:style-name="P15">4 - g <text:s text:c="5"/>44 - h <text:s text:c="4"/>444 – I <text:s text:c="3"/>5 - j <text:s text:c="5"/>55 - k <text:s text:c="4"/>555 - l</text:p>
      <text:p text:style-name="P15">6 - m <text:s text:c="5"/>66 - n <text:s text:c="4"/>666 – o <text:s text:c="3"/>7 - p <text:s text:c="5"/>77 - q <text:s text:c="4"/>777 - r <text:s text:c="3"/>7777 - s</text:p>
      <text:p text:style-name="P15">8 - t <text:s text:c="5"/>88 - u <text:s text:c="4"/>888 – v <text:s text:c="3"/>9 - w <text:s text:c="5"/>99 - x <text:s text:c="4"/>999 - y <text:s text:c="3"/>9999 – z</text:p>
      <text:p text:style-name="P12"/>
      <text:p text:style-name="P12"><text:span text:style-name="T5">(.2 enc_key acc_search)<text:tab/>(</text:span>.<text:span text:style-name="T3">a shortcut enc_key txt_search) (.w query) (.f status_msg)</text:span></text:p>
      <text:p text:style-name="P12"><text:span text:style-name="T4">(</text:span>.<text:span text:style-name="T3">il acc_name skip# count#)<text:tab/>(.ir acc_name read#)<text:tab/>(</text:span>.<text:span text:style-name="T6">m </text:span><text:a xlink:type="simple" xlink:href="mailto:addr@dom.tld" text:style-name="Internet_20_link" text:visited-style-name="Visited_20_Internet_20_Link"><text:span text:style-name="T6">addr@dom.tld</text:span></text:a><text:span text:style-name="T6"> “subj” body)</text:span></text:p>
      <text:p text:style-name="P12"><text:span text:style-name="T4">(</text:span>.<text:span text:style-name="T3">p c | t +#num msg)<text:tab/>(.s shell_cmd)<text:tab/>(</text:span>.<text:span text:style-name="T3">tg skip# count#) (</text:span>.<text:span text:style-name="T3">tp msg) </text:span></text:p>
      <text:p text:style-name="P13">(.b <text:span text:style-name="T7">f/b | p/n/nn/0 | r/k | g/i | ptr | val | e/enter/backsp)</text:span></text:p>
      <text:p text:style-name="P12"><text:span text:style-name="T7">(.plt pos len timeout command) (</text:span>.<text:span text:style-name="T3">e elock/stop/kill | log | warn | runtime | stack | tun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0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40:42.515992805</meta:creation-date>
    <dc:date>2017-08-12T17:42:47.906476749</dc:date>
    <meta:editing-duration>PT18M7S</meta:editing-duration>
    <meta:editing-cycles>24</meta:editing-cycles>
    <meta:generator>LibreOffice/5.3.3.2$Linux_X86_64 LibreOffice_project/30m0$Build-2</meta:generator>
    <meta:document-statistic meta:table-count="0" meta:image-count="0" meta:object-count="0" meta:page-count="1" meta:paragraph-count="44" meta:word-count="1032" meta:character-count="4072" meta:non-whitespace-character-count="2508"/>
  </office:meta>
</office:document-meta>
</file>